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2.2764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1.2575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1.311in"/>
    </style:style>
    <style:style style:name="co25" style:family="table-column">
      <style:table-column-properties fo:break-before="auto" style:column-width="1.2898in"/>
    </style:style>
    <style:style style:name="co26" style:family="table-column">
      <style:table-column-properties fo:break-before="auto" style:column-width="1.3429in"/>
    </style:style>
    <style:style style:name="co27" style:family="table-column">
      <style:table-column-properties fo:break-before="auto" style:column-width="0.8717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02in" svg:height="4.7898in" svg:x="28.0343in" svg:y="0.5882in">
            <draw:object draw:notify-on-update-of-ranges="Sheet1.AG1:Sheet1.AG6 Sheet1.AF7:Sheet1.AF7 Sheet1.AF1:Sheet1.A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7" table:default-cell-style-name="Default"/>
        <table:table-row table:style-name="ro1">
          <table:table-cell office:value-type="string">
            <text:p>survey_user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education</text:p>
          </table:table-cell>
          <table:table-cell office:value-type="string">
            <text:p>number_of_movies_per_month</text:p>
          </table:table-cell>
          <table:table-cell office:value-type="string">
            <text:p>nationality</text:p>
          </table:table-cell>
          <table:table-cell office:value-type="string">
            <text:p>color_palette_dislike</text:p>
          </table:table-cell>
          <table:table-cell office:value-type="string">
            <text:p>confusing_browser_experience</text:p>
          </table:table-cell>
          <table:table-cell office:value-type="string">
            <text:p>spec_item</text:p>
          </table:table-cell>
          <table:table-cell office:value-type="string">
            <text:p>catalogue_complete</text:p>
          </table:table-cell>
          <table:table-cell office:value-type="string">
            <text:p>orientation_guidelines</text:p>
          </table:table-cell>
          <table:table-cell office:value-type="string">
            <text:p>text_readability</text:p>
          </table:table-cell>
          <table:table-cell office:value-type="string">
            <text:p>color_palette</text:p>
          </table:table-cell>
          <table:table-cell office:value-type="string">
            <text:p>title1</text:p>
          </table:table-cell>
          <table:table-cell office:value-type="string">
            <text:p>title2</text:p>
          </table:table-cell>
          <table:table-cell office:value-type="string">
            <text:p>title3</text:p>
          </table:table-cell>
          <table:table-cell office:value-type="string">
            <text:p>organizzation</text:p>
          </table:table-cell>
          <table:table-cell office:value-type="string">
            <text:p>organizzation_dislike</text:p>
          </table:table-cell>
          <table:table-cell office:value-type="string">
            <text:p>not_found</text:p>
          </table:table-cell>
          <table:table-cell office:value-type="string">
            <text:p>text_readability_dislike</text:p>
          </table:table-cell>
          <table:table-cell office:value-type="string">
            <text:p>num_heard_of</text:p>
          </table:table-cell>
          <table:table-cell office:value-type="string">
            <text:p>num_hate</text:p>
          </table:table-cell>
          <table:table-cell office:value-type="string">
            <text:p>1_to_5_interesting</text:p>
          </table:table-cell>
          <table:table-cell office:value-type="string">
            <text:p>num_watched</text:p>
          </table:table-cell>
          <table:table-cell office:value-type="string">
            <text:p>num_like</text:p>
          </table:table-cell>
          <table:table-cell office:value-type="string">
            <text:p>num_like_to_watch</text:p>
          </table:table-cell>
          <table:table-cell office:value-type="string">
            <text:p>survey_take_place</text:p>
          </table:table-cell>
          <table:table-cell office:value-type="string">
            <text:p>why_survey</text:p>
          </table:table-cell>
          <table:table-cell office:value-type="string">
            <text:p>organization_dislike</text:p>
          </table:table-cell>
          <table:table-cell office:value-type="string">
            <text:p>organization</text:p>
          </table:table-cell>
          <table:table-cell/>
          <table:table-cell table:formula="of:=COUNTIF([.W2:.W100];0)" office:value-type="float" office:value="1">
            <text:p>1</text:p>
          </table:table-cell>
          <table:table-cell office:value-type="string">
            <text:p>Very bad</text:p>
          </table:table-cell>
          <table:table-cell table:number-columns-repeated="2"/>
          <table:table-cell office:value-type="string">
            <text:p>Mean 1_to_5</text:p>
          </table:table-cell>
          <table:table-cell office:value-type="string">
            <text:p>std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1)" office:value-type="float" office:value="6">
            <text:p>6</text:p>
          </table:table-cell>
          <table:table-cell office:value-type="string">
            <text:p>Bad</text:p>
          </table:table-cell>
          <table:table-cell table:number-columns-repeated="2"/>
          <table:table-cell table:formula="of:=AVERAGE([.W2:.W100])" office:value-type="float" office:value="2.65384615384615">
            <text:p>2.6538461538</text:p>
          </table:table-cell>
          <table:table-cell table:formula="of:=STDEV([.W2:.W100])" office:value-type="float" office:value="1.41258083499126">
            <text:p>1.4125808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string">
            <text:p>Phd</text:p>
          </table:table-cell>
          <table:table-cell office:value-type="float" office:value="6">
            <text:p>6</text:p>
          </table:table-cell>
          <table:table-cell office:value-type="string">
            <text:p>France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8"/>
          <table:table-cell office:value-type="string">
            <text:p>N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2)"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aster degree</text:p>
          </table:table-cell>
          <table:table-cell office:value-type="float" office:value="3">
            <text:p>3</text:p>
          </table:table-cell>
          <table:table-cell office:value-type="string">
            <text:p>Italy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3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3)"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Bachelor degree</text:p>
          </table:table-cell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2" office:value-type="string">
            <text:p>on</text:p>
          </table:table-cell>
          <table:table-cell table:number-columns-repeated="4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4)" office:value-type="float" office:value="7">
            <text:p>7</text:p>
          </table:table-cell>
          <table:table-cell office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string">
            <text:p>Master degree</text:p>
          </table:table-cell>
          <table:table-cell office:value-type="float" office:value="5">
            <text:p>5</text:p>
          </table:table-cell>
          <table:table-cell office:value-type="string">
            <text:p>Romania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artially complete</text:p>
          </table:table-cell>
          <table:table-cell table:number-columns-repeated="2" office:value-type="string">
            <text:p>on</text:p>
          </table:table-cell>
          <table:table-cell/>
          <table:table-cell office:value-type="string">
            <text:p>La vita e bella</text:p>
          </table:table-cell>
          <table:table-cell office:value-type="string">
            <text:p>Schindler's list</text:p>
          </table:table-cell>
          <table:table-cell table:number-columns-repeated="2"/>
          <table:table-cell office:value-type="string">
            <text:p>on</text:p>
          </table:table-cell>
          <table:table-cell office:value-type="string">
            <text:p>No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 table:number-columns-repeated="3"/>
          <table:table-cell table:formula="of:=COUNTIF([.W2:.W100];5)" office:value-type="float" office:value="2">
            <text:p>2</text:p>
          </table:table-cell>
          <table:table-cell office:value-type="string">
            <text:p>Optimal</text:p>
          </table:table-cell>
          <table:table-cell table:number-columns-repeated="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string">
            <text:p>Bachelor degree</text:p>
          </table:table-cell>
          <table:table-cell office:value-type="float" office:value="1">
            <text:p>1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3"/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3"/>
          <table:table-cell office:value-type="string">
            <text:p>rating of usefulness of recommendation</text:p>
          </table:table-cell>
          <table:table-cell table:number-columns-repeated="5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Bachelor degree</text:p>
          </table:table-cell>
          <table:table-cell office:value-type="float" office:value="2">
            <text:p>2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5"/>
          <table:table-cell office:value-type="string">
            <text:p>on</text:p>
          </table:table-cell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High school</text:p>
          </table:table-cell>
          <table:table-cell office:value-type="float" office:value="6">
            <text:p>6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3" office:value-type="string">
            <text:p>//</text:p>
          </table:table-cell>
          <table:table-cell office:value-type="string">
            <text:p>on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Bachelor degree</text:p>
          </table:table-cell>
          <table:table-cell office:value-type="float" office:value="4">
            <text:p>4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High school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Partially</text:p>
          </table:table-cell>
          <table:table-cell office:value-type="string">
            <text:p>Complete enough</text:p>
          </table:table-cell>
          <table:table-cell office:value-type="string">
            <text:p>on</text:p>
          </table:table-cell>
          <table:table-cell table:number-columns-repeated="6"/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string">
            <text:p>Master degree</text:p>
          </table:table-cell>
          <table:table-cell office:value-type="float" office:value="16">
            <text:p>16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ighly complete</text:p>
          </table:table-cell>
          <table:table-cell office:value-type="string">
            <text:p>on</text:p>
          </table:table-cell>
          <table:table-cell table:number-columns-repeated="2"/>
          <table:table-cell office:value-type="string">
            <text:p>Star Wars Ep 6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rk plac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High school</text:p>
          </table:table-cell>
          <table:table-cell office:value-type="float" office:value="1">
            <text:p>1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2"/>
          <table:table-cell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ighly complete</text:p>
          </table:table-cell>
          <table:table-cell office:value-type="string">
            <text:p>on</text:p>
          </table:table-cell>
          <table:table-cell table:number-columns-repeated="7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ublic place</text:p>
          </table:table-cell>
          <table:table-cell office:value-type="string">
            <text:p>Friend request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Phd</text:p>
          </table:table-cell>
          <table:table-cell office:value-type="float" office:value="3">
            <text:p>3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Incomplete</text:p>
          </table:table-cell>
          <table:table-cell table:number-columns-repeated="3" office:value-type="string">
            <text:p>on</text:p>
          </table:table-cell>
          <table:table-cell office:value-type="string">
            <text:p>Narnia</text:p>
          </table:table-cell>
          <table:table-cell office:value-type="string">
            <text:p>The Lion King</text:p>
          </table:table-cell>
          <table:table-cell office:value-type="string">
            <text:p>Changeling (2008)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University</text:p>
          </table:table-cell>
          <table:table-cell office:value-type="string">
            <text:p>Friend request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Bachelor degree</text:p>
          </table:table-cell>
          <table:table-cell office:value-type="float" office:value="12">
            <text:p>12</text:p>
          </table:table-cell>
          <table:table-cell office:value-type="string">
            <text:p>United States</text:p>
          </table:table-cell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office:value-type="string">
            <text:p>bad boys</text:p>
          </table:table-cell>
          <table:table-cell office:value-type="string">
            <text:p>hancock</text:p>
          </table:table-cell>
          <table:table-cell office:value-type="string">
            <text:p>coming to america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ome</text:p>
          </table:table-cell>
          <table:table-cell office:value-type="string">
            <text:p>Interest in movies</text:p>
          </table:table-cell>
          <table:table-cell table:number-columns-repeated="9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Bachelor degree</text:p>
          </table:table-cell>
          <table:table-cell office:value-type="float" office:value="3">
            <text:p>3</text:p>
          </table:table-cell>
          <table:table-cell office:value-type="string">
            <text:p>Italy</text:p>
          </table:table-cell>
          <table:table-cell/>
          <table:table-cell table:number-columns-repeated="2" office:value-type="string">
            <text:p>Partially</text:p>
          </table:table-cell>
          <table:table-cell office:value-type="string">
            <text:p>Partial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Friend request</text:p>
          </table:table-cell>
          <table:table-cell table:number-columns-repeated="9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string">
            <text:p>Master degree</text:p>
          </table:table-cell>
          <table:table-cell office:value-type="float" office:value="15">
            <text:p>15</text:p>
          </table:table-cell>
          <table:table-cell office:value-type="string">
            <text:p>India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string">
            <text:p>High school</text:p>
          </table:table-cell>
          <table:table-cell office:value-type="float" office:value="10">
            <text:p>10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High school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/>
          <table:table-cell table:number-columns-repeated="2" office:value-type="string">
            <text:p>on</text:p>
          </table:table-cell>
          <table:table-cell office:value-type="string">
            <text:p>Indiana Jones &amp; The Last Crusade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Italy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office:value-type="string">
            <text:p>Batman</text:p>
          </table:table-cell>
          <table:table-cell table:number-columns-repeated="4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office:value-type="string">
            <text:p>Bachelor degree</text:p>
          </table:table-cell>
          <table:table-cell office:value-type="float" office:value="15">
            <text:p>15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string">
            <text:p>Bachelor degree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office:value-type="string">
            <text:p>Partially</text:p>
          </table:table-cell>
          <table:table-cell office:value-type="string">
            <text:p>No</text:p>
          </table:table-cell>
          <table:table-cell office:value-type="string">
            <text:p>Complete enough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Bachelor degree</text:p>
          </table:table-cell>
          <table:table-cell office:value-type="float" office:value="7">
            <text:p>7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artially complete</text:p>
          </table:table-cell>
          <table:table-cell table:number-columns-repeated="2" office:value-type="string">
            <text:p>on</text:p>
          </table:table-cell>
          <table:table-cell/>
          <table:table-cell office:value-type="string">
            <text:p>Run Lola Run</text:p>
          </table:table-cell>
          <table:table-cell office:value-type="string">
            <text:p>Red Dawn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office:value-type="string">
            <text:p>on</text:p>
          </table:table-cell>
          <table:table-cell table:number-columns-repeated="8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string">
            <text:p>Bachelor degree</text:p>
          </table:table-cell>
          <table:table-cell office:value-type="float" office:value="7">
            <text:p>7</text:p>
          </table:table-cell>
          <table:table-cell office:value-type="string">
            <text:p>India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Highly complete</text:p>
          </table:table-cell>
          <table:table-cell table:number-columns-repeated="3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string">
            <text:p>Bachelor degree</text:p>
          </table:table-cell>
          <table:table-cell office:value-type="float" office:value="10">
            <text:p>10</text:p>
          </table:table-cell>
          <table:table-cell office:value-type="string">
            <text:p>United States</text:p>
          </table:table-cell>
          <table:table-cell/>
          <table:table-cell office:value-type="string">
            <text:p>No</text:p>
          </table:table-cell>
          <table:table-cell office:value-type="string">
            <text:p>Partially</text:p>
          </table:table-cell>
          <table:table-cell office:value-type="string">
            <text:p>Partially complete</text:p>
          </table:table-cell>
          <table:table-cell/>
          <table:table-cell table:number-columns-repeated="2" office:value-type="string">
            <text:p>on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 table:number-columns-repeated="9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Bachelor degree</text:p>
          </table:table-cell>
          <table:table-cell office:value-type="float" office:value="4">
            <text:p>4</text:p>
          </table:table-cell>
          <table:table-cell office:value-type="string">
            <text:p>United States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Complete enough</text:p>
          </table:table-cell>
          <table:table-cell/>
          <table:table-cell office:value-type="string">
            <text:p>on</text:p>
          </table:table-cell>
          <table:table-cell table:number-columns-repeated="6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office:value-type="string">
            <text:p>Amazon Turk</text:p>
          </table:table-cell>
          <table:table-cell/>
          <table:table-cell office:value-type="string">
            <text:p>on</text:p>
          </table:table-cell>
          <table:table-cell table:number-columns-repeated="7"/>
        </table:table-row>
        <table:table-row table:style-name="ro2" table:number-rows-repeated="1048548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 style:data-style-name="N2" text:time-value="0000-00-00T21:10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6T00:02:47</dc:date>
    <dc:creator>Vincenzo Ampolo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32cm" svg:height="12.167cm" xlink:href=".." xlink:type="simple" chart:class="chart:bar" chart:style-name="ch1">
        <chart:title svg:x="5.137cm" svg:y="0.379cm" chart:style-name="ch2">
          <text:p>User ratings of the recommendation</text:p>
        </chart:title>
        <chart:subtitle svg:x="4.701cm" svg:y="1.401cm" chart:style-name="ch3">
          <text:p>survey with 10 displayed movies and 26 users</text:p>
        </chart:subtitle>
        <chart:legend chart:legend-position="end" svg:x="13.258cm" svg:y="5.585cm" style:legend-expansion="high" chart:style-name="ch4"/>
        <chart:plot-area chart:style-name="ch5" table:cell-range-address="Sheet1.AF1:Sheet1.AG6 Sheet1.AF7:Sheet1.AF7" chart:data-source-has-labels="both" svg:x="1.361cm" svg:y="2.57cm" svg:width="11.197cm" svg:height="8.373cm">
          <chartooo:coordinate-region svg:x="1.797cm" svg:y="2.769cm" svg:width="10.761cm" svg:height="7.527cm"/>
          <chart:axis chart:dimension="x" chart:name="primary-x" chart:style-name="ch6" chartooo:axis-type="auto">
            <chartooo:date-scale/>
            <chart:title svg:x="4.812cm" svg:y="11.186cm" chart:style-name="ch7">
              <text:p>Recommendation perception</text:p>
            </chart:title>
            <chart:categories table:cell-range-address="Sheet1.AG1:Sheet1.AG6"/>
          </chart:axis>
          <chart:axis chart:dimension="y" chart:name="primary-y" chart:style-name="ch8">
            <chart:title svg:x="0.451cm" svg:y="11.1cm" chart:style-name="ch9">
              <text:p>Number of users with the same recommendation perception</text:p>
            </chart:title>
            <chart:grid chart:style-name="ch10" chart:class="major"/>
          </chart:axis>
          <chart:series chart:style-name="ch11" chart:values-cell-range-address="Sheet1.AF1:Sheet1.AF6" chart:label-cell-address="Sheet1.AF7:Sheet1.AF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 of usefulness of recommendation</text:p>
                <draw:g>
                  <svg:desc>Sheet1.AF7:Sheet1.A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 bad</text:p>
                <draw:g>
                  <svg:desc>Sheet1.AG1:Sheet1.AG6</svg:desc>
                </draw:g>
              </table:table-cell>
              <table:table-cell office:value-type="float" office:value="1">
                <text:p>1</text:p>
                <draw:g>
                  <svg:desc>Sheet1.AF1:Sheet1.AF6</svg:desc>
                </draw:g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oo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timal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